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33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34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242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9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6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loext:p draw:notify-on-update-of-ranges="Tables.I77:Tables.I82 Fluoro.H135:Fluoro.H135 Tables.J77:Tables.J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loext:p draw:notify-on-update-of-ranges="Tables.R3:Tables.R50 Tables.S2:Tables.S2 Tables.S3:Tables.S50 Tables.R3:Tables.R50 Tables.T2:Tables.T2 Tables.T3:Tables.T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loext:p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loext:p draw:notify-on-update-of-ranges="Tables.Z3:Tables.Z50 Tables.AA2:Tables.AA2 Tables.AA3:Tables.AA50 Tables.Z3:Tables.Z50 Tables.AB2:Tables.AB2 Tables.AB3:Tables.AB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loext:p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loext:p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loext:p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79" table:formula="of:=IF([.V11]=&quot;&quot;;&quot;&quot;;[.V11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17]=&quot;&quot;;&quot;&quot;;[.R1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18]=&quot;&quot;;&quot;&quot;;[.R1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22]=&quot;&quot;;&quot;&quot;;[.R22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22]=&quot;&quot;;&quot;&quot;;[.V22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23]=&quot;&quot;;&quot;&quot;;[.V23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8]=&quot;&quot;;&quot;&quot;;[.AB28]))">
            <text:p/>
          </table:table-cell>
          <table:table-cell table:style-name="ce264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2]&lt;&gt;&quot;&quot;;[.W22];IF([.AB36]=&quot;&quot;;&quot;&quot;;[.AB3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24]=&quot;&quot;;&quot;&quot;;[.V24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29]=&quot;&quot;;&quot;&quot;;[.AB29]))">
            <text:p/>
          </table:table-cell>
          <table:table-cell table:style-name="ce367"/>
          <table:table-cell/>
          <table:table-cell table:style-name="ce17" office:value-type="string" calcext:value-type="string">
            <text:p>Small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0]=&quot;&quot;;&quot;&quot;;[.AB30]))">
            <text:p/>
          </table:table-cell>
          <table:table-cell table:style-name="ce264"/>
          <table:table-cell table:number-columns-repeated="5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27]=&quot;&quot;;&quot;&quot;;[.V27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1]=&quot;&quot;;&quot;&quot;;[.AB31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5" table:formula="of:=IF([.V28]=&quot;&quot;;&quot;&quot;;[.V28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2]=&quot;&quot;;&quot;&quot;;[.AB32]))">
            <text:p/>
          </table:table-cell>
          <table:table-cell table:style-name="ce263"/>
          <table:table-cell/>
          <table:table-cell table:style-name="ce17" office:value-type="string" calcext:value-type="string">
            <text:p>Inherent:</text:p>
          </table:table-cell>
          <table:table-cell table:style-name="ce343" table:formula="of:=IF([.W27]&lt;&gt;&quot;&quot;;[.W27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8]&lt;&gt;[.AD28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3]=&quot;&quot;;&quot;&quot;;[.AB33]))">
            <text:p/>
          </table:table-cell>
          <table:table-cell table:style-name="ce264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9]&lt;&gt;[.AD29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4]=&quot;&quot;;&quot;&quot;;[.AB34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0]&lt;&gt;[.AD30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34]=&quot;&quot;;&quot;&quot;;[.R34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34]=&quot;&quot;;&quot;&quot;;[.V34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35]=&quot;&quot;;&quot;&quot;;[.V35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2]=&quot;&quot;;&quot;&quot;;[.AB42]))">
            <text:p/>
          </table:table-cell>
          <table:table-cell table:style-name="ce264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4]&lt;&gt;&quot;&quot;;[.W34];IF([.AB50]=&quot;&quot;;&quot;&quot;;[.AB50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36]=&quot;&quot;;&quot;&quot;;[.V36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3]=&quot;&quot;;&quot;&quot;;[.AB43]))">
            <text:p/>
          </table:table-cell>
          <table:table-cell table:style-name="ce367"/>
          <table:table-cell/>
          <table:table-cell table:style-name="ce17" office:value-type="string" calcext:value-type="string">
            <text:p>Small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4]=&quot;&quot;;&quot;&quot;;[.AB44]))">
            <text:p/>
          </table:table-cell>
          <table:table-cell table:style-name="ce264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39]=&quot;&quot;;&quot;&quot;;[.V39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5]=&quot;&quot;;&quot;&quot;;[.AB45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5" table:formula="of:=IF([.V40]=&quot;&quot;;&quot;&quot;;[.V40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6]=&quot;&quot;;&quot;&quot;;[.AB46]))">
            <text:p/>
          </table:table-cell>
          <table:table-cell table:style-name="ce263"/>
          <table:table-cell/>
          <table:table-cell table:style-name="ce17" office:value-type="string" calcext:value-type="string">
            <text:p>Inherent:</text:p>
          </table:table-cell>
          <table:table-cell table:style-name="ce343" table:formula="of:=IF([.W39]&lt;&gt;&quot;&quot;;[.W39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7]=&quot;&quot;;&quot;&quot;;[.AB47]))">
            <text:p/>
          </table:table-cell>
          <table:table-cell table:style-name="ce264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8]=&quot;&quot;;&quot;&quot;;[.AB48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2]&lt;&gt;[.AD42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3]&lt;&gt;[.AD43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4]&lt;&gt;[.AD44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5]=&quot;&quot;;&quot;&quot;;[.AB55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4]=&quot;&quot;;&quot;&quot;;[.AB64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5]=&quot;&quot;;&quot;&quot;;[.AB65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TBD&quot;;&quot;&quot;;IF([.T295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7]&lt;&gt;[.AD67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3]&lt;&gt;[.AD73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5]&lt;&gt;[.AD75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79]&lt;&gt;[.AD79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3]&lt;&gt;[.AD83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3]&lt;&gt;[.AD93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3]=&quot;&quot;;&quot;&quot;;[.AB73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5]=&quot;&quot;;&quot;&quot;;[.AB75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79]=&quot;&quot;;&quot;&quot;;[.AB79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1]=&quot;&quot;;&quot;&quot;;[.AB81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6]&lt;&gt;[.AD106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7]=&quot;&quot;;&quot;&quot;;[.AB67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0]&lt;&gt;[.AD110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3]=&quot;&quot;;&quot;&quot;;[.AB83])">
            <text:p/>
          </table:table-cell>
          <table:table-cell table:style-name="ce350" table:formula="of:=IF([.AB84]=&quot;&quot;;&quot;&quot;;[.AB84])">
            <text:p/>
          </table:table-cell>
          <table:table-cell table:style-name="ce373" table:formula="of:=IF([.AB85]=&quot;&quot;;&quot;&quot;;[.AB85])">
            <text:p/>
          </table:table-cell>
          <table:table-cell table:style-name="ce306" table:formula="of:=IF([.AB86]=&quot;&quot;;&quot;&quot;;[.AB86])">
            <text:p/>
          </table:table-cell>
          <table:table-cell table:style-name="ce350" table:formula="of:=IF([.AB87]=&quot;&quot;;&quot;&quot;;[.AB87])">
            <text:p/>
          </table:table-cell>
          <table:table-cell table:style-name="ce373" table:formula="of:=IF([.AB88]=&quot;&quot;;&quot;&quot;;[.AB88])">
            <text:p/>
          </table:table-cell>
          <table:table-cell table:style-name="ce306" table:formula="of:=IF([.AB89]=&quot;&quot;;&quot;&quot;;[.AB89])">
            <text:p/>
          </table:table-cell>
          <table:table-cell table:style-name="ce350" table:formula="of:=IF([.AB90]=&quot;&quot;;&quot;&quot;;[.AB90])">
            <text:p/>
          </table:table-cell>
          <table:table-cell table:style-name="ce373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6]&lt;&gt;[.AD126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1]=&quot;&quot;;&quot;&quot;;[.AB231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 office:value-type="float" office:value="1" calcext:value-type="float">
            <text:p>1</text:p>
          </table:table-cell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6]=&quot;&quot;;&quot;&quot;;[.AB106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8]=&quot;&quot;;&quot;&quot;;[.AB108]))">
            <text:p/>
          </table:table-cell>
          <table:table-cell table:style-name="ce263"/>
          <table:table-cell table:style-name="ce265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2]&lt;&gt;[.AD142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9]&lt;&gt;[.AD148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9]&lt;&gt;[.AD149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1]&lt;&gt;[.AD150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1]&lt;&gt;[.AD151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3]&lt;&gt;[.AD153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4]&lt;&gt;[.AD154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3]=&quot;&quot;;&quot;&quot;;[.AB93])">
            <text:p/>
          </table:table-cell>
          <table:table-cell table:style-name="ce350" table:formula="of:=IF([.AB94]=&quot;&quot;;&quot;&quot;;[.AB94])">
            <text:p/>
          </table:table-cell>
          <table:table-cell table:style-name="ce373" table:formula="of:=IF([.AB95]=&quot;&quot;;&quot;&quot;;[.AB95])">
            <text:p/>
          </table:table-cell>
          <table:table-cell table:style-name="ce306" table:formula="of:=IF([.AB96]=&quot;&quot;;&quot;&quot;;[.AB96])">
            <text:p/>
          </table:table-cell>
          <table:table-cell table:style-name="ce350" table:formula="of:=IF([.AB97]=&quot;&quot;;&quot;&quot;;[.AB97])">
            <text:p/>
          </table:table-cell>
          <table:table-cell table:style-name="ce373" table:formula="of:=IF([.AB98]=&quot;&quot;;&quot;&quot;;[.AB98])">
            <text:p/>
          </table:table-cell>
          <table:table-cell table:style-name="ce306" table:formula="of:=IF([.AB99]=&quot;&quot;;&quot;&quot;;[.AB99])">
            <text:p/>
          </table:table-cell>
          <table:table-cell table:style-name="ce350" table:formula="of:=IF([.AB100]=&quot;&quot;;&quot;&quot;;[.AB100])">
            <text:p/>
          </table:table-cell>
          <table:table-cell table:style-name="ce373" table:formula="of:=IF([.AB101]=&quot;&quot;;&quot;&quot;;[.AB101])">
            <text:p/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4]&lt;&gt;[.AD164];&quot;Change&quot;;&quot;&quot;)">
            <text:p/>
          </table:table-cell>
          <table:table-cell table:style-name="ce454" table:formula="of:=IF([.W319]=&quot;&quot;;&quot;&quot;;[.W31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4]=&quot;&quot;;&quot;&quot;;[.AB104])">
            <text:p/>
          </table:table-cell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3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3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4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234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234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234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233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233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233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234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234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1]&lt;&gt;[.AD231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2]=&quot;&quot;;&quot;&quot;;[.AB142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3]=&quot;&quot;;&quot;&quot;;[.AB143])">
            <text:p/>
          </table:table-cell>
          <table:table-cell table:style-name="ce430" table:formula="of:=IF([.AB145]=&quot;&quot;;&quot;&quot;;[.AB145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4]=&quot;&quot;;&quot;&quot;;[.AB144])">
            <text:p/>
          </table:table-cell>
          <table:table-cell table:style-name="ce431" table:formula="of:=IF([.AB146]=&quot;&quot;;&quot;&quot;;[.AB146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1]&lt;&gt;[.AD241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8]=&quot;&quot;;&quot;&quot;;[.AB148])">
            <text:p/>
          </table:table-cell>
          <table:table-cell table:style-name="ce430" table:formula="of:=IF([.AB150]=&quot;&quot;;&quot;&quot;;[.AB150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49]=&quot;&quot;;&quot;&quot;;[.AB149])">
            <text:p/>
          </table:table-cell>
          <table:table-cell table:style-name="ce431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3]&lt;&gt;[.AD243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5]&lt;&gt;[.AD245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5]=&quot;&quot;;&quot;&quot;;[.AB235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7]&lt;&gt;[.AD247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9]&lt;&gt;[.AD249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46"/>
          <table:table-cell table:style-name="ce451" table:formula="of:=IF([.AB251]&lt;&gt;[.AD251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3]&lt;&gt;[.AD253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46"/>
          <table:table-cell table:style-name="ce451" table:formula="of:=IF([.AB255]&lt;&gt;[.AD255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242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242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7]&lt;&gt;[.AD257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9]&lt;&gt;[.AD259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1]&lt;&gt;[.AD261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3]&lt;&gt;[.AD263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5]&lt;&gt;[.AD265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  <table:table-cell/>
          <table:table-cell table:style-name="ce242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7]&lt;&gt;[.AD267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9]&lt;&gt;[.AD269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1]&lt;&gt;[.AD271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3]&lt;&gt;[.AD273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5]&lt;&gt;[.AD275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242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8]&lt;&gt;[.AD278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80]&lt;&gt;[.AD280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2]&lt;&gt;[.AD282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4]&lt;&gt;[.AD284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46"/>
          <table:table-cell table:style-name="ce451" table:formula="of:=IF([.AB286]&lt;&gt;[.AD286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88]&lt;&gt;[.AD288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3]=&quot;&quot;;&quot;&quot;;[.AB153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0]&lt;&gt;[.AD290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2]&lt;&gt;[.AD292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4]&lt;&gt;[.AD294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6]=&quot;&quot;;&quot;&quot;;[.AB236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46"/>
          <table:table-cell table:style-name="ce451" table:formula="of:=IF([.AB296]&lt;&gt;[.AD296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98]&lt;&gt;[.AD298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0]&lt;&gt;[.AD300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2]&lt;&gt;[.AD302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4]&lt;&gt;[.AD304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6]&lt;&gt;[.AD306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8]&lt;&gt;[.AD308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0]&lt;&gt;[.AD310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2]&lt;&gt;[.AD312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4]=&quot;&quot;;&quot;&quot;;[.AB164]))">
            <text:p/>
          </table:table-cell>
          <table:table-cell table:style-name="ce34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5]=&quot;&quot;;&quot;&quot;;[.AB165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339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6]=&quot;&quot;;&quot;&quot;;[.AB166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339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8]=&quot;&quot;;&quot;&quot;;[.AB168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69]=&quot;&quot;;&quot;&quot;;[.AB169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39]=&quot;&quot;;&quot;&quot;;[.AB23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1]=&quot;&quot;;&quot;&quot;;[.AB24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3]=&quot;&quot;;&quot;&quot;;[.AB24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1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5]=&quot;&quot;;&quot;&quot;;[.AB24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7]=&quot;&quot;;&quot;&quot;;[.AB24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9]=&quot;&quot;;&quot;&quot;;[.AB24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1]=&quot;&quot;;&quot;&quot;;[.AB25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3]=&quot;&quot;;&quot;&quot;;[.AB25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5]=&quot;&quot;;&quot;&quot;;[.AB25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7]=&quot;&quot;;&quot;&quot;;[.AB25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9]=&quot;&quot;;&quot;&quot;;[.AB25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1]=&quot;&quot;;&quot;&quot;;[.AB26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3]=&quot;&quot;;&quot;&quot;;[.AB26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5]=&quot;&quot;;&quot;&quot;;[.AB265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 office:value-type="string" office:string-value="NA" calcext:value-type="string">
            <text:p>NA</text:p>
          </table:table-cell>
          <table:table-cell table:style-name="ce39" table:formula="of:=IF([.R323]=&quot;&quot;;&quot;&quot;;[.R323])" office:value-type="string" office:string-value="NA" calcext:value-type="string">
            <text:p>NA</text:p>
          </table:table-cell>
          <table:table-cell table:style-name="ce39" table:formula="of:=IF([.S323]=&quot;&quot;;&quot;&quot;;[.S323])" office:value-type="string" office:string-value="NA" calcext:value-type="string">
            <text:p>NA</text:p>
          </table:table-cell>
          <table:table-cell table:style-name="ce39" table:formula="of:=IF([.T323]=&quot;&quot;;&quot;&quot;;[.T323])" office:value-type="string" office:string-value="NA" calcext:value-type="string">
            <text:p>NA</text:p>
          </table:table-cell>
          <table:table-cell table:style-name="ce39" table:formula="of:=IF([.U323]=&quot;&quot;;&quot;&quot;;[.U323])" office:value-type="string" office:string-value="NA" calcext:value-type="string">
            <text:p>NA</text:p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7]=&quot;&quot;;&quot;&quot;;[.AB26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9]=&quot;&quot;;&quot;&quot;;[.AB26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1]=&quot;&quot;;&quot;&quot;;[.AB27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3]=&quot;&quot;;&quot;&quot;;[.AB27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5]=&quot;&quot;;&quot;&quot;;[.AB27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8]=&quot;&quot;;&quot;&quot;;[.AB27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0]=&quot;&quot;;&quot;&quot;;[.AB28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2]=&quot;&quot;;&quot;&quot;;[.AB28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4]=&quot;&quot;;&quot;&quot;;[.AB28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6]=&quot;&quot;;&quot;&quot;;[.AB28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8]=&quot;&quot;;&quot;&quot;;[.AB28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0]=&quot;&quot;;&quot;&quot;;[.AB29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2]=&quot;&quot;;&quot;&quot;;[.AB29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4]=&quot;&quot;;&quot;&quot;;[.AB29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6]=&quot;&quot;;&quot;&quot;;[.AB29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8]=&quot;&quot;;&quot;&quot;;[.AB29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0]=&quot;&quot;;&quot;&quot;;[.AB30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2]=&quot;&quot;;&quot;&quot;;[.AB30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4]=&quot;&quot;;&quot;&quot;;[.AB30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6]=&quot;&quot;;&quot;&quot;;[.AB30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8]=&quot;&quot;;&quot;&quot;;[.AB30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0]=&quot;&quot;;&quot;&quot;;[.AB31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2]=&quot;&quot;;&quot;&quot;;[.AB31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136" office:value-type="string" calcext:value-type="string">
            <text:p>Unshielded</text:p>
          </table:table-cell>
          <table:table-cell table:style-name="ce136" office:value-type="string" calcext:value-type="string">
            <text:p>Shielded</text:p>
          </table:table-cell>
          <table:table-cell table:style-name="ce51" table:number-columns-repeated="3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I257]" office:value-type="string" office:string-value="uGy/hr" calcext:value-type="string">
            <text:p>uGy/hr</text:p>
          </table:table-cell>
          <table:table-cell table:style-name="ce84" table:formula="of:=[Fluoro.J257]" office:value-type="string" office:string-value="uGy/hr" calcext:value-type="string">
            <text:p>uGy/hr</text:p>
          </table:table-cell>
          <table:table-cell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154" table:formula="of:=[Fluoro.G257]">
            <text:p/>
          </table:table-cell>
          <table:table-cell table:style-name="ce461" table:number-columns-repeated="2"/>
          <table:table-cell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459" table:formula="of:=[Fluoro.I258]">
            <text:p/>
          </table:table-cell>
          <table:table-cell table:style-name="ce163" table:formula="of:=[Fluoro.J258]">
            <text:p/>
          </table:table-cell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0" table:formula="of:=[Fluoro.I259]">
            <text:p/>
          </table:table-cell>
          <table:table-cell table:style-name="ce464" table:formula="of:=[Fluoro.J259]">
            <text:p/>
          </table:table-cell>
          <table:table-cell table:style-name="ce2" table:number-columns-repeated="3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7" office:value-type="string" calcext:value-type="string">
            <text:p>Unshielded</text:p>
          </table:table-cell>
          <table:table-cell table:style-name="ce27" office:value-type="string" calcext:value-type="string">
            <text:p>Shielded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139" table:formula="of:=[Fluoro.G322]">
            <text:p/>
          </table:table-cell>
          <table:table-cell table:style-name="ce462" table:formula="of:=[Fluoro.H322]">
            <text:p/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140" table:formula="of:=[Fluoro.G323]">
            <text:p/>
          </table:table-cell>
          <table:table-cell table:style-name="ce463" table:formula="of:=[Fluoro.H323]">
            <text:p/>
          </table:table-cell>
          <table:table-cell table:style-name="ce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468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79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479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468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468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468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468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468"/>
          <table:table-cell/>
          <table:table-cell table:style-name="ce468" office:value-type="string" calcext:value-type="string">
            <text:p>Leeds N3</text:p>
          </table:table-cell>
          <table:table-cell table:style-name="ce468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89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89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89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89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89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89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89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89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89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89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89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89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89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89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89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89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89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89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89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468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479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79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80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4:09:19.5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6-09-15T14:12:13.520000000</dc:date>
    <dc:creator>Eugene Mah</dc:creator>
    <meta:editing-duration>P2DT48M40S</meta:editing-duration>
    <meta:editing-cycles>366</meta:editing-cycles>
    <meta:generator>LibreOffice/5.2.1.2$Windows_x86 LibreOffice_project/31dd62db80d4e60af04904455ec9c9219178d620</meta:generator>
    <meta:document-statistic meta:table-count="4" meta:cell-count="608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389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389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